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svg:stroke-width="0.102cm" svg:stroke-color="#0000ff" draw:marker-start-width="0.356cm" draw:marker-end-width="0.356cm" draw:textarea-horizontal-align="justify" draw:textarea-vertical-align="middle" draw:auto-grow-height="false" fo:padding-top="0.176cm" fo:padding-bottom="0.176cm" fo:padding-left="0.301cm" fo:padding-right="0.301cm"/>
    </style:style>
    <style:style style:name="gr3" style:family="graphic" style:parent-style-name="standard">
      <style:graphic-properties svg:stroke-width="0.051cm" svg:stroke-color="#ff0000" draw:marker-start-width="0.279cm" draw:marker-end-width="0.279cm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ff" draw:marker-start-width="0.279cm" draw:marker-end-width="0.279cm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="" draw:marker-start-width="0.381cm" draw:marker-end="Circle" draw:marker-end-width="0.381cm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000000" draw:marker-start="Circle" draw:marker-start-width="0.381cm" draw:marker-end="Arrow" draw:marker-end-width="0.381cm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3.462cm" svg:height="9.144cm" svg:x="1cm" svg:y="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2.413cm" svg:height="2.032cm" draw:transform="rotate (-1.56224421346012) translate (4.937cm 1.872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1229.494614747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3" draw:id="id3" draw:layer="layout" svg:width="2.413cm" svg:height="1.397cm" svg:x="2.651cm" svg:y="7.731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1" xml:id="id2" draw:id="id2" draw:layer="layout" svg:width="2.413cm" svg:height="2.032cm" draw:transform="rotate (-1.56224421346012) translate (12.176cm 4.556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1399.502899751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1" draw:layer="layout" svg:x1="4.946cm" svg:y1="3.076cm" svg:x2="10.144cm" svg:y2="4.571cm" draw:start-shape="id1" draw:start-glue-point="4" draw:end-shape="id2" draw:end-glue-point="6" svg:d="m4946 3076h3788v1495h1410">
          <text:p/>
        </draw:connector>
        <draw:connector draw:style-name="gr5" draw:text-style-name="P1" draw:layer="layout" svg:x1="5.064cm" svg:y1="8.429cm" svg:x2="10.147cm" svg:y2="6.904cm" draw:start-shape="id3" draw:start-glue-point="1" svg:d="m5064 8429h2805v-1525h2278">
          <text:p/>
        </draw:connector>
        <draw:line draw:style-name="gr6" draw:text-style-name="P1" draw:layer="layout" svg:x1="12.176cm" svg:y1="5.826cm" svg:x2="13.7cm" svg:y2="5.826cm">
          <text:p/>
        </draw:line>
        <draw:line draw:style-name="gr7" draw:text-style-name="P1" draw:layer="layout" svg:x1="1.569cm" svg:y1="2.27cm" svg:x2="2.966cm" svg:y2="2.27cm">
          <text:p/>
        </draw:line>
        <draw:line draw:style-name="gr7" draw:text-style-name="P1" draw:layer="layout" svg:x1="1.508cm" svg:y1="3.921cm" svg:x2="2.905cm" svg:y2="3.92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3-22T11:05:35</meta:creation-date>
    <dc:date>2014-08-05T07:53:22</dc:date>
    <meta:editing-duration>PT5M19S</meta:editing-duration>
    <meta:editing-cycles>2</meta:editing-cycles>
    <meta:generator>LibreOffice/3.5$Linux_x86 LibreOffice_project/350m1$Build-403</meta:generator>
    <meta:document-statistic meta:object-count="9"/>
  </office:meta>
</office:document-meta>
</file>